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ccanthis ADF Std" svg:font-family="'Accanthis ADF Std'" style:font-pitch="variable"/>
    <style:font-face style:name="Asana Math" svg:font-family="'Asana Math'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9.402cm" fo:min-width="24.392cm"/>
    </style:style>
    <style:style style:name="gr2" style:family="graphic" style:parent-style-name="standard">
      <style:graphic-properties svg:stroke-color="#5b277d" draw:fill-color="#1c1c1c" draw:textarea-horizontal-align="justify" draw:textarea-vertical-align="middle" draw:auto-grow-height="false" fo:min-height="1.445cm" fo:min-width="3.836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1.447cm" fo:min-width="3.837cm"/>
    </style:style>
    <style:style style:name="gr4" style:family="graphic" style:parent-style-name="standard">
      <style:graphic-properties draw:fill-color="#1c1c1c" draw:textarea-horizontal-align="justify" draw:textarea-vertical-align="middle" draw:auto-grow-height="false" fo:min-height="1.447cm" fo:min-width="3.837cm"/>
    </style:style>
    <style:style style:name="gr5" style:family="graphic" style:parent-style-name="objectwithoutfill">
      <style:graphic-properties draw:stroke="dash" draw:stroke-dash="Dashed_20__28_var_29_" svg:stroke-width="0.106cm" svg:stroke-color="#ff4000" draw:marker-start-width="0.358cm" draw:marker-end="Rounded_20_short_20_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Dashed_20__28_var_29_" svg:stroke-width="0.106cm" svg:stroke-color="#000000" draw:marker-start-width="0.358cm" draw:marker-end="Arrow" draw:marker-end-width="0.458cm" draw:fill="solid" draw:fill-color="#333333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svg:stroke-width="0.028cm" svg:stroke-color="#1c1c1c" draw:marker-start-width="0.242cm" draw:marker-end="Arrow" draw:marker-end-width="0.242cm" draw:fill="solid" draw:fill-color="#333333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35cm" svg:stroke-color="#1c1c1c" draw:marker-start-width="0.252cm" draw:marker-end="Arrow" draw:marker-end-width="0.252cm" draw:fill="solid" draw:fill-color="#333333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</style:style>
    <style:style style:name="gr14" style:family="graphic" style:parent-style-name="objectwithoutfill">
      <style:graphic-properties draw:stroke="dash" draw:stroke-dash="Dashed_20__28_var_29_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draw:stroke="dash" draw:stroke-dash="Dashed_20__28_var_29_" svg:stroke-width="0.106cm" svg:stroke-color="#ff4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draw:stroke="solid" draw:stroke-dash="Dashed_20__28_var_29_" svg:stroke-width="0.035cm" svg:stroke-color="#11111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0" style:family="graphic" style:parent-style-name="objectwithoutfill">
      <style:graphic-properties svg:stroke-width="0.212cm" svg:stroke-color="#3465a4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1cm"/>
    </style:style>
    <style:style style:name="gr23" style:family="graphic" style:parent-style-name="objectwithoutfill">
      <style:graphic-properties draw:stroke="dash" draw:stroke-dash="Dashed_20__28_var_29_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c1c1c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style:text-properties fo:font-size="16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6pt" fo:font-weight="bold" style:font-size-asian="12pt" style:font-weight-asian="bold" style:font-size-complex="12pt" style:font-weight-complex="bold"/>
    </style:style>
    <style:style style:name="P8" style:family="paragraph">
      <style:text-properties fo:color="#ff4000" fo:font-size="16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color="#ff4000" fo:font-size="16pt" fo:font-weight="bold" style:font-size-asian="12pt" style:font-weight-asian="bold" style:font-size-complex="12pt" style:font-weight-complex="bold"/>
    </style:style>
    <style:style style:name="P10" style:family="paragraph">
      <style:text-properties fo:color="#ffffff" style:font-name="Liberation Mono" fo:font-size="14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ffffff" style:font-name="Liberation Mono" fo:font-size="14pt" fo:font-weight="bold" style:font-size-asian="12pt" style:font-weight-asian="bold" style:font-size-complex="12pt" style:font-weight-complex="bold"/>
    </style:style>
    <style:style style:name="P12" style:family="paragraph">
      <style:text-properties fo:color="#000000" style:font-name="Liberation Mono" fo:font-size="14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000000" style:font-name="Liberation Mono" fo:font-size="14pt" fo:font-weight="bold" style:font-size-asian="12pt" style:font-weight-asian="bold" style:font-size-complex="12pt" style:font-weight-complex="bold"/>
    </style:style>
    <style:style style:name="P14" style:family="paragraph"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355269" fo:font-weight="bold"/>
    </style:style>
    <style:style style:name="P17" style:family="paragraph">
      <loext:graphic-properties draw:fill="none" draw:fill-color="#ffffff"/>
      <style:text-properties fo:color="#355269" fo:font-weight="bold"/>
    </style:style>
    <style:style style:name="P18" style:family="paragraph">
      <loext:graphic-properties draw:fill-color="#ffffff"/>
    </style:style>
    <style:style style:name="T1" style:family="text">
      <style:text-properties fo:font-weight="bold" style:font-size-asian="12pt" style:font-weight-asian="bold" style:font-size-complex="12pt" style:font-weight-complex="bold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color="#000000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92cm" svg:height="9.652cm" svg:x="1.524cm" svg:y="2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336cm" svg:height="1.695cm" svg:x="1.962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4.337cm" svg:height="1.697cm" svg:x="8.3cm" svg:y="7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4.337cm" svg:height="1.697cm" svg:x="8.3cm" svg:y="4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0cm 0cm -0.777cm" svg:x1="12.637cm" svg:y1="8.771cm" svg:x2="8.951cm" svg:y2="5.103cm" draw:start-shape="id1" draw:start-glue-point="1" draw:end-shape="id2" draw:end-glue-point="3" svg:d="M12637 8771h500v-1886h-5463v-1782h1277" svg:viewBox="0 0 5464 3669">
          <text:p/>
        </draw:connector>
        <draw:connector draw:style-name="gr6" draw:text-style-name="P5" draw:layer="layout" draw:line-skew="-0.598cm" svg:x1="6.298cm" svg:y1="5.098cm" svg:x2="8.73cm" svg:y2="8.788cm" draw:start-shape="id3" svg:d="M6298 5098h868v3690h1564" svg:viewBox="0 0 2433 3691">
          <text:p/>
        </draw:connector>
        <draw:line draw:style-name="gr7" draw:text-style-name="P5" draw:layer="layout" svg:x1="6.298cm" svg:y1="4.358cm" svg:x2="8.3cm" svg:y2="4.358cm">
          <text:p/>
        </draw:line>
        <draw:custom-shape draw:style-name="gr3" draw:text-style-name="P3" xml:id="id4" draw:id="id4" draw:layer="layout" svg:width="4.337cm" svg:height="1.697cm" svg:x="14.706cm" svg:y="7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4.337cm" svg:height="1.697cm" svg:x="14.706cm" svg:y="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0cm 0cm -0.816cm" svg:x1="19.043cm" svg:y1="8.793cm" svg:x2="15.34cm" svg:y2="5.082cm" draw:start-shape="id4" draw:start-glue-point="1" draw:end-shape="id5" draw:end-glue-point="3" svg:d="M19043 8793h500v-1908h-5519v-1803h1316" svg:viewBox="0 0 5520 3712">
          <text:p/>
        </draw:connector>
        <draw:connector draw:style-name="gr6" draw:text-style-name="P5" draw:layer="layout" draw:line-skew="-0.621cm" svg:x1="12.637cm" svg:y1="4.956cm" svg:x2="15.136cm" svg:y2="8.81cm" draw:start-shape="id6" draw:start-glue-point="1" svg:d="M12637 4956h879v3854h1620" svg:viewBox="0 0 2500 3855">
          <text:p/>
        </draw:connector>
        <draw:line draw:style-name="gr8" draw:text-style-name="P5" draw:layer="layout" svg:x1="12.687cm" svg:y1="4.358cm" svg:x2="14.689cm" svg:y2="4.358cm">
          <text:p/>
        </draw:line>
        <draw:frame draw:style-name="gr9" draw:text-style-name="P7" draw:layer="layout" svg:width="8.89cm" svg:height="1.505cm" svg:x="1.832cm" svg:y="2.865cm">
          <draw:text-box>
            <text:p text:style-name="P6"><text:span text:style-name="T1">Mechanical Static Simulations</text:span></text:p>
          </draw:text-box>
        </draw:frame>
        <draw:frame draw:style-name="gr9" draw:text-style-name="P9" draw:layer="layout" svg:width="11.38cm" svg:height="1.505cm" svg:x="8.178cm" svg:y="10.114cm">
          <draw:text-box>
            <text:p text:style-name="P8"><text:span text:style-name="T1">Thermal Electric Transient Simulations</text:span></text:p>
          </draw:text-box>
        </draw:frame>
        <draw:frame draw:style-name="gr10" draw:text-style-name="P11" xml:id="id3" draw:id="id3" draw:layer="layout" svg:width="4.001cm" svg:height="0.903cm" svg:x="2.297cm" svg:y="4.647cm">
          <draw:text-box>
            <text:p text:style-name="P10"><text:span text:style-name="T1">MECH_START</text:span></text:p>
          </draw:text-box>
        </draw:frame>
        <draw:frame draw:style-name="gr11" draw:text-style-name="P11" xml:id="id2" draw:id="id2" draw:layer="layout" svg:width="3.295cm" svg:height="1.489cm" svg:x="8.951cm" svg:y="4.359cm">
          <draw:text-box>
            <text:p text:style-name="P10"><text:span text:style-name="T1">M</text:span><text:span text:style-name="T1">E</text:span><text:span text:style-name="T1">C</text:span><text:span text:style-name="T1">H</text:span><text:span text:style-name="T1">_</text:span></text:p>
            <text:p text:style-name="P10"><text:span text:style-name="T2">R</text:span><text:span text:style-name="T2">E</text:span><text:span text:style-name="T2">S</text:span><text:span text:style-name="T2">T</text:span><text:span text:style-name="T2">A</text:span><text:span text:style-name="T2">R</text:span><text:span text:style-name="T2">T</text:span><text:span text:style-name="T1">_</text:span><text:span text:style-name="T1">1</text:span></text:p>
          </draw:text-box>
        </draw:frame>
        <draw:frame draw:style-name="gr11" draw:text-style-name="P11" xml:id="id5" draw:id="id5" draw:layer="layout" svg:width="3.5cm" svg:height="1.489cm" svg:x="15.34cm" svg:y="4.338cm">
          <draw:text-box>
            <text:p text:style-name="P10"><text:span text:style-name="T1">MECH_</text:span></text:p>
            <text:p text:style-name="P10"><text:span text:style-name="T1">RESTART_2</text:span></text:p>
          </draw:text-box>
        </draw:frame>
        <draw:frame draw:style-name="gr12" draw:text-style-name="P13" draw:layer="layout" svg:width="3.051cm" svg:height="1.232cm" svg:x="8.885cm" svg:y="8.388cm">
          <draw:text-box>
            <text:p text:style-name="P12"><text:span text:style-name="T3">E</text:span><text:span text:style-name="T3">L</text:span><text:span text:style-name="T3">E</text:span><text:span text:style-name="T3">K</text:span><text:span text:style-name="T3">_</text:span><text:span text:style-name="T3">1</text:span></text:p>
          </draw:text-box>
        </draw:frame>
        <draw:frame draw:style-name="gr13" draw:text-style-name="P13" draw:layer="layout" svg:width="3.052cm" svg:height="1.233cm" svg:x="15.323cm" svg:y="8.435cm">
          <draw:text-box>
            <text:p text:style-name="P12"><text:span text:style-name="T3">ELEK_2</text:span></text:p>
          </draw:text-box>
        </draw:frame>
        <draw:line draw:style-name="gr14" draw:text-style-name="P4" draw:layer="layout" svg:x1="2.886cm" svg:y1="13.008cm" svg:x2="8.474cm" svg:y2="13.008cm">
          <text:p/>
        </draw:line>
        <draw:line draw:style-name="gr15" draw:text-style-name="P4" draw:layer="layout" svg:x1="10.968cm" svg:y1="13.008cm" svg:x2="16.81cm" svg:y2="13.008cm">
          <text:p/>
        </draw:line>
        <draw:line draw:style-name="gr16" draw:text-style-name="P4" draw:layer="layout" svg:x1="19.096cm" svg:y1="13.008cm" svg:x2="24.884cm" svg:y2="13.008cm">
          <text:p/>
        </draw:line>
        <draw:frame draw:style-name="gr17" draw:text-style-name="P15" draw:layer="layout" svg:width="5.334cm" svg:height="1.904cm" svg:x="2.586cm" svg:y="13.262cm">
          <draw:text-box>
            <text:p text:style-name="P14"><text:span text:style-name="T4">Pressure and Nodal </text:span><text:span text:style-name="T4">Displacement Field</text:span></text:p>
          </draw:text-box>
        </draw:frame>
        <draw:frame draw:style-name="gr18" draw:text-style-name="P15" draw:layer="layout" svg:width="5.334cm" svg:height="0.988cm" svg:x="10.714cm" svg:y="13.29cm">
          <draw:text-box>
            <text:p text:style-name="P14"><text:span text:style-name="T4">Temperat</text:span><text:span text:style-name="T4">ure Field</text:span></text:p>
          </draw:text-box>
        </draw:frame>
        <draw:frame draw:style-name="gr19" draw:text-style-name="P15" draw:layer="layout" svg:width="5.842cm" svg:height="1.524cm" svg:x="18.842cm" svg:y="13.262cm">
          <draw:text-box>
            <text:p text:style-name="P14"><text:span text:style-name="T4">Mechanic</text:span><text:span text:style-name="T4">al </text:span><text:span text:style-name="T4">Simulatio</text:span><text:span text:style-name="T4">n Restart </text:span><text:span text:style-name="T4">Signal</text:span></text:p>
          </draw:text-box>
        </draw:frame>
        <draw:line draw:style-name="gr20" draw:text-style-name="P4" draw:layer="layout" svg:x1="1.578cm" svg:y1="1.632cm" svg:x2="26.47cm" svg:y2="1.632cm">
          <text:p/>
        </draw:line>
        <draw:frame draw:style-name="gr21" draw:text-style-name="P17" draw:layer="layout" svg:width="5.588cm" svg:height="1.673cm" svg:x="10.914cm" svg:y="0.516cm">
          <draw:text-box>
            <text:p text:style-name="P16">Simulation Time</text:p>
          </draw:text-box>
        </draw:frame>
        <draw:custom-shape draw:style-name="gr3" draw:text-style-name="P3" xml:id="id7" draw:id="id7" draw:layer="layout" svg:width="4.337cm" svg:height="1.697cm" svg:x="21.125cm" svg:y="7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37cm" svg:height="1.697cm" svg:x="21.12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0cm 0cm -0.816cm" svg:x1="25.462cm" svg:y1="8.743cm" svg:x2="21.759cm" svg:y2="5.032cm" draw:start-shape="id7" draw:start-glue-point="1" draw:end-shape="id8" draw:end-glue-point="3" svg:d="M25462 8743h500v-1908h-5519v-1803h1316" svg:viewBox="0 0 5520 3712">
          <text:p/>
        </draw:connector>
        <draw:line draw:style-name="gr8" draw:text-style-name="P5" draw:layer="layout" svg:x1="19.106cm" svg:y1="4.308cm" svg:x2="21.108cm" svg:y2="4.308cm">
          <text:p/>
        </draw:line>
        <draw:frame draw:style-name="gr11" draw:text-style-name="P11" xml:id="id8" draw:id="id8" draw:layer="layout" svg:width="3.5cm" svg:height="1.489cm" svg:x="21.759cm" svg:y="4.288cm">
          <draw:text-box>
            <text:p text:style-name="P10"><text:span text:style-name="T1">MECH_</text:span></text:p>
            <text:p text:style-name="P10"><text:span text:style-name="T1">RESTART_3</text:span></text:p>
          </draw:text-box>
        </draw:frame>
        <draw:frame draw:style-name="gr22" draw:text-style-name="P13" xml:id="id10" draw:id="id10" draw:layer="layout" svg:width="3.052cm" svg:height="0.821cm" svg:x="21.542cm" svg:y="8.385cm">
          <draw:text-box>
            <text:p text:style-name="P12"><text:span text:style-name="T3">ELEK_3</text:span></text:p>
          </draw:text-box>
        </draw:frame>
        <draw:connector draw:style-name="gr23" draw:text-style-name="P4" draw:layer="layout" draw:line-skew="-0.327cm" svg:x1="19.043cm" svg:y1="4.978cm" svg:x2="21.542cm" svg:y2="8.795cm" draw:start-shape="id9" draw:start-glue-point="1" draw:end-shape="id10" draw:end-glue-point="3" svg:d="M19043 4978h923v3817h1576" svg:viewBox="0 0 2500 3818">
          <text:p/>
        </draw:connector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ccanthis ADF Std" svg:font-family="'Accanthis ADF Std'" style:font-pitch="variable"/>
    <style:font-face style:name="Asana Math" svg:font-family="'Asana Math'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0:58:10.673171413</meta:creation-date>
    <dc:date>2019-06-23T22:24:53.884461910</dc:date>
    <meta:editing-duration>P1DT4H18M5S</meta:editing-duration>
    <meta:editing-cycles>8</meta:editing-cycles>
    <meta:generator>LibreOffice/6.2.4.2$Linux_X86_64 LibreOffice_project/20$Build-2</meta:generator>
    <meta:document-statistic meta:object-count="57"/>
  </office:meta>
</office:document-meta>
</file>